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5f21" officeooo:paragraph-rsid="000f5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ta modificaçã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41:59.144000000</meta:creation-date>
    <dc:date>2025-02-26T20:42:08.541000000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7.5.9.2$Windows_X86_64 LibreOffice_project/cdeefe45c17511d326101eed8008ac4092f278a9</meta:generator>
  </office:meta>
</office:document-meta>
</file>